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98fae" officeooo:paragraph-rsid="000f9e24"/>
    </style:style>
    <style:style style:name="P2" style:family="paragraph" style:parent-style-name="Standard">
      <style:paragraph-properties fo:line-height="200%"/>
      <style:text-properties officeooo:rsid="00098fae" officeooo:paragraph-rsid="00152f48"/>
    </style:style>
    <style:style style:name="P3" style:family="paragraph" style:parent-style-name="Standard">
      <style:paragraph-properties fo:line-height="200%"/>
      <style:text-properties officeooo:rsid="000c245a" officeooo:paragraph-rsid="000f9e24"/>
    </style:style>
    <style:style style:name="P4" style:family="paragraph" style:parent-style-name="Standard">
      <style:paragraph-properties fo:line-height="200%" fo:text-align="center" style:justify-single-word="false"/>
      <style:text-properties fo:font-weight="bold" officeooo:rsid="000c245a" officeooo:paragraph-rsid="000f9e24" style:font-weight-asian="bold" style:font-weight-complex="bold"/>
    </style:style>
    <style:style style:name="P5" style:family="paragraph" style:parent-style-name="Standard">
      <style:paragraph-properties fo:line-height="200%"/>
      <style:text-properties officeooo:rsid="002085a0" officeooo:paragraph-rsid="000f9e24"/>
    </style:style>
    <style:style style:name="P6" style:family="paragraph" style:parent-style-name="Standard">
      <style:paragraph-properties fo:line-height="200%"/>
      <style:text-properties officeooo:rsid="00098fae" officeooo:paragraph-rsid="0018619a"/>
    </style:style>
    <style:style style:name="T1" style:family="text">
      <style:text-properties fo:font-style="italic" style:font-style-asian="italic" style:font-style-complex="italic"/>
    </style:style>
    <style:style style:name="T2" style:family="text">
      <style:text-properties fo:font-style="italic" officeooo:rsid="0023712d" style:font-style-asian="italic" style:font-style-complex="italic"/>
    </style:style>
    <style:style style:name="T3" style:family="text">
      <style:text-properties fo:font-style="italic" officeooo:rsid="0024d83c" style:font-style-asian="italic" style:font-style-complex="italic"/>
    </style:style>
    <style:style style:name="T4" style:family="text">
      <style:text-properties fo:font-style="italic" officeooo:rsid="000f9e24" style:font-style-asian="italic" style:font-style-complex="italic"/>
    </style:style>
    <style:style style:name="T5" style:family="text">
      <style:text-properties fo:font-style="italic" officeooo:rsid="001170b6" style:font-style-asian="italic" style:font-style-complex="italic"/>
    </style:style>
    <style:style style:name="T6" style:family="text">
      <style:text-properties fo:font-style="italic" officeooo:rsid="00152f48" style:font-style-asian="italic" style:font-style-complex="italic"/>
    </style:style>
    <style:style style:name="T7" style:family="text">
      <style:text-properties fo:font-style="italic" officeooo:rsid="002a17e1" style:font-style-asian="italic" style:font-style-complex="italic"/>
    </style:style>
    <style:style style:name="T8" style:family="text">
      <style:text-properties fo:font-style="italic" officeooo:rsid="0018619a" style:font-style-asian="italic" style:font-style-complex="italic"/>
    </style:style>
    <style:style style:name="T9" style:family="text">
      <style:text-properties officeooo:rsid="00221c9b"/>
    </style:style>
    <style:style style:name="T10" style:family="text">
      <style:text-properties officeooo:rsid="001ddfea"/>
    </style:style>
    <style:style style:name="T11" style:family="text">
      <style:text-properties officeooo:rsid="001f24e2"/>
    </style:style>
    <style:style style:name="T12" style:family="text">
      <style:text-properties officeooo:rsid="000cfc02"/>
    </style:style>
    <style:style style:name="T13" style:family="text">
      <style:text-properties officeooo:rsid="00112c3a"/>
    </style:style>
    <style:style style:name="T14" style:family="text">
      <style:text-properties officeooo:rsid="000c245a"/>
    </style:style>
    <style:style style:name="T15" style:family="text">
      <style:text-properties officeooo:rsid="0023712d"/>
    </style:style>
    <style:style style:name="T16" style:family="text">
      <style:text-properties fo:font-style="normal" style:font-style-asian="normal" style:font-style-complex="normal"/>
    </style:style>
    <style:style style:name="T17" style:family="text">
      <style:text-properties fo:font-style="normal" officeooo:rsid="0023712d" style:font-style-asian="normal" style:font-style-complex="normal"/>
    </style:style>
    <style:style style:name="T18" style:family="text">
      <style:text-properties fo:font-style="normal" officeooo:rsid="0024d83c" style:font-style-asian="normal" style:font-style-complex="normal"/>
    </style:style>
    <style:style style:name="T19" style:family="text">
      <style:text-properties fo:font-style="normal" officeooo:rsid="0025cfa4" style:font-style-asian="normal" style:font-style-complex="normal"/>
    </style:style>
    <style:style style:name="T20" style:family="text">
      <style:text-properties fo:font-style="normal" officeooo:rsid="002687bf" style:font-style-asian="normal" style:font-style-complex="normal"/>
    </style:style>
    <style:style style:name="T21" style:family="text">
      <style:text-properties fo:font-style="normal" officeooo:rsid="002ee3df" style:font-style-asian="normal" style:font-style-complex="normal"/>
    </style:style>
    <style:style style:name="T22" style:family="text">
      <style:text-properties fo:font-style="normal" officeooo:rsid="00194572" style:font-style-asian="normal" style:font-style-complex="normal"/>
    </style:style>
    <style:style style:name="T23" style:family="text">
      <style:text-properties fo:font-style="normal" officeooo:rsid="000f9e24" style:font-style-asian="normal" style:font-style-complex="normal"/>
    </style:style>
    <style:style style:name="T24" style:family="text">
      <style:text-properties fo:font-style="normal" officeooo:rsid="001170b6" style:font-style-asian="normal" style:font-style-complex="normal"/>
    </style:style>
    <style:style style:name="T25" style:family="text">
      <style:text-properties fo:font-style="normal" officeooo:rsid="0012f147" style:font-style-asian="normal" style:font-style-complex="normal"/>
    </style:style>
    <style:style style:name="T26" style:family="text">
      <style:text-properties fo:font-style="normal" officeooo:rsid="0014985f" style:font-style-asian="normal" style:font-style-complex="normal"/>
    </style:style>
    <style:style style:name="T27" style:family="text">
      <style:text-properties fo:font-style="normal" officeooo:rsid="0014f151" style:font-style-asian="normal" style:font-style-complex="normal"/>
    </style:style>
    <style:style style:name="T28" style:family="text">
      <style:text-properties fo:font-style="normal" officeooo:rsid="00152f48" style:font-style-asian="normal" style:font-style-complex="normal"/>
    </style:style>
    <style:style style:name="T29" style:family="text">
      <style:text-properties fo:font-style="normal" officeooo:rsid="002a17e1" style:font-style-asian="normal" style:font-style-complex="normal"/>
    </style:style>
    <style:style style:name="T30" style:family="text">
      <style:text-properties fo:font-style="normal" officeooo:rsid="002bcf65" style:font-style-asian="normal" style:font-style-complex="normal"/>
    </style:style>
    <style:style style:name="T31" style:family="text">
      <style:text-properties fo:font-style="normal" officeooo:rsid="002f56e3" style:font-style-asian="normal" style:font-style-complex="normal"/>
    </style:style>
    <style:style style:name="T32" style:family="text">
      <style:text-properties fo:font-style="normal" officeooo:rsid="0015923c" style:font-style-asian="normal" style:font-style-complex="normal"/>
    </style:style>
    <style:style style:name="T33" style:family="text">
      <style:text-properties fo:font-style="normal" officeooo:rsid="001697b6" style:font-style-asian="normal" style:font-style-complex="normal"/>
    </style:style>
    <style:style style:name="T34" style:family="text">
      <style:text-properties fo:font-style="normal" officeooo:rsid="0018619a" style:font-style-asian="normal" style:font-style-complex="normal"/>
    </style:style>
    <style:style style:name="T35" style:family="text">
      <style:text-properties officeooo:rsid="002085a0"/>
    </style:style>
    <style:style style:name="T36" style:family="text">
      <style:text-properties officeooo:rsid="002f56e3"/>
    </style:style>
    <style:style style:name="T37" style:family="text">
      <style:text-properties officeooo:rsid="000f9e24"/>
    </style:style>
    <style:style style:name="T38" style:family="text">
      <style:text-properties officeooo:rsid="001170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eorge Saussy</text:p>
      <text:p text:style-name="P4">Authorship Attribution and The Earliest Program for a System of German Idealism</text:p>
      <text:p text:style-name="P1"><text:tab/>The <text:span text:style-name="T1">Earliest Program for a System of German Idealism</text:span> is a less than two page fragment written in 1796 and found among the notes of Georg Hegel. The <text:span text:style-name="T1">System</text:span> presents a<text:span text:style-name="T9">n</text:span> <text:span text:style-name="T10">ethic for the future of idealism, and w</text:span>hile the original copy of the <text:span text:style-name="T1">System</text:span> was originally written in Hegel's hand writing, it is unknown as of yet if Hegel w<text:span text:style-name="T11">as</text:span> the original author. However, the literature has honed in on Friedrich Schelling and Friedrich Hölderlin as the other possible authors. </text:p>
      <text:p text:style-name="P1"><text:tab/>In fact the three authors certainly knew each other at the Tübingen Sift where they were enrolled in seminary prior to the essay having been found. <text:span text:style-name="T11">They</text:span> were known as the “Tübingen Three” at the school. The piece itself has common elements with ideas of each that would later be documented in their separate writings. </text:p>
      <text:p text:style-name="P1"><text:tab/>The problem of authorship attribution is not new or uncommon. The problem has come up naturally when dealing <text:span text:style-name="T9">with </text:span>works including poems <text:span text:style-name="T11">possibly </text:span>by Shakespeare, <text:span text:style-name="T12">messages from cybercriminals</text:span>, and parts of the Bible. Historically the problem has been handled by human experts on the potential authors, comparing by hand the subject work to a body of the potential authors' works and outside knowledge.</text:p>
      <text:p text:style-name="P1"><text:tab/>However, since the advent <text:span text:style-name="T13">of </text:span>readily available computational power, many have begun to apply machine learning to the problem of authorship attribution. <text:span text:style-name="T14">Today there exist several methods, each with varying degrees of success in application. They can all be divided roughly into two types: statistical methods and machine learning. The former works by enumerating the quantities of different properties of a text in order to find typical properties of an author's style. Both depend on the assumption that across an author's body of work, there are unconscious patterns that act as a footprint. They all work by, in some sense, comparing an author's body of work to a text to be classified. Each classifier can be improved by working only with text from the genre and period from which the target text is from. <text:s/></text:span></text:p>
      <text:p text:style-name="P3"><text:tab/>The most widely used statistical technique is the Naive Bayes classifier. It works by keeping a <text:soft-page-break/>dictionary of all the words an author has used and how often they are used, and then comparing that to a text in question. This is done for each of the authors in question and the results for each are compared. The advantage of Naive Bayes classifiers is that they have a low computational cost. That is, it is trivial with a modern processor to build the dictionaries involved and then to compare them to a target text. Additional improvements can be made, by tokenizing and stemming the text. That is to say, by counting all the verbs only in their infinitive form, counting all the nouns only in their singular form, and so on, accuracy of a classifier can be improved. Further, one may count words that co-occur, either in succession or in the same sentence, ton improve accuracy.</text:p>
      <text:p text:style-name="P3"><text:tab/><text:span text:style-name="T15">I applied a Naive Bayes model to the </text:span><text:span text:style-name="T2">System</text:span><text:span text:style-name="T17">. The corpus of text to train the classifier was taken from the German Project Gutenberg hosted by </text:span><text:span text:style-name="T2">Der Spiegel</text:span><text:span text:style-name="T17">. </text:span><text:span text:style-name="T18">After training the classifier and running it on the </text:span><text:span text:style-name="T3">System</text:span><text:span text:style-name="T18">, </text:span><text:span text:style-name="T19">I found that it was most likely written by Schelling. </text:span><text:span text:style-name="T20"><text:s/></text:span><text:span text:style-name="T21">Further, I considered the possibility that functional words (e.g. </text:span><text:span text:style-name="T22">“a”, “so”, or “in”) </text:span><text:span text:style-name="T21">may reduce the error rate. The theory is that key words may very greatly from work to work, and without a sufficiently large sample, can severely bias a classifier. <text:s/></text:span></text:p>
      <text:p text:style-name="P3"><text:tab/>An alternative among statistical techniques is cluster analysis. It works in a similar way to the Naive Bayes, in that it involves word counts. However for clustering, one used the counts to model properties of a typical document. This typical data for each potential author is compared to the target text to determine authorship. While this method is in the same spirit as the Naive Bayes model, it is not computationally cheap. In fact, the run-time of such a model can be exponential.</text:p>
      <text:p text:style-name="P3"><text:tab/><text:span text:style-name="T38">When a Naive Bayes model is run on the plausible authors and applied to the </text:span><text:span text:style-name="T5">System Program</text:span><text:span text:style-name="T24">, the model performs slightly better on a classification test using the entire vocabulary than when using only the functional words (98% verses 96%). This seems to contradict the assumption that functional words store the a subconscious signature of an author that </text:span><text:span text:style-name="T32">the </text:span><text:span text:style-name="T24">topic </text:span><text:span text:style-name="T32">of a text</text:span><text:span text:style-name="T24"> may occlude. However, it may also be true that because authors' interests show up throughout their work, and so the expanded vocabulary may pick up on th</text:span><text:span text:style-name="T32">ese</text:span><text:span text:style-name="T24"> interests. The models predicted that Schilling was the author of the </text:span><text:soft-page-break/><text:span text:style-name="T24">text. </text:span></text:p>
      <text:p text:style-name="P1"><text:tab/><text:span text:style-name="T35">Meanwhile statistical methods lie in contrast with machine learning techniques, or ML. ML has grown in popularity since successes in field like facial recognition, document compression, and most recently the game Go. Much of machine learning is part of the ongoing project to build “thinking machines”. This project, which originally lead to the development of the computers for mathematical computation, continues is now. Today, however, researchers are focusing on software and learning algorithms instead of the mechanical operation of a machine. What has been found to be effective is to try to replicate the human brain. This is done by emulating the architecture of the brain where computational nodes are connected the same way that neuron in the brain are. Modifications to this basic design make up the majority of ML.</text:span></text:p>
      <text:p text:style-name="P5"><text:tab/>For text classification, these methods work by building classifiers that abstract properties from a body of text to represent an author's style. These abstractions are then applied to the target text, as before, to determine authorship. The most common ML method is feed forward neural networks. The advantage of neural networks is that they can be implemented in the same form to a wide variety of problems. The essence of the method is to build a virtual brain and teach it the style of the author. A modification to this model are radial basis function networks, where the construction of the virtual brain is modified, so that <text:span text:style-name="T36">one may take advantage of </text:span>aspects intrinsic to the data . These, in contrast with a vanilla neural network, are not bottled and reused. </text:p>
      <text:p text:style-name="P1"><text:tab/><text:span text:style-name="T37">While support vector machines (SVM) are often considered the state of the art in ML and language processing, SVM performance can suffer when certain extremely specific conditions are not met. An easy-to-implement alternative to this model, which still performs well under harsh conditions is a perceptron. A perceptron is a simplification of a multi-layer neural network (and a model that actually predates today's neural networks). As it turns out, the </text:span><text:span text:style-name="T4">System Program </text:span><text:span text:style-name="T23">meets the generic conditions that foil SVM. </text:span></text:p>
      <text:p text:style-name="P6"><text:span text:style-name="T23"><text:tab/></text:span><text:span text:style-name="T33">However w</text:span><text:span text:style-name="T25">hen a percept</text:span><text:span text:style-name="T33">r</text:span><text:span text:style-name="T25">on is applied to data set, it is found to have perfect accuracy on a test </text:span><text:soft-page-break/><text:span text:style-name="T25">set, </text:span><text:span text:style-name="T34">the model predicts </text:span><text:span text:style-name="T16">Hölderlin </text:span><text:span text:style-name="T34">wrote the test. This is complicated by the number of iterations the perceptron uses over the training set during the training process. Now a large number of iterations is always at least as good as a smaller number, but it is also true that for few iterations (less than 5000), a perceptron will classify the </text:span><text:span text:style-name="T8">System </text:span><text:span text:style-name="T34">Program was written by Schelling. However, as the number of iterations used is increased, the mode transitions to classify the text as being written by </text:span><text:span text:style-name="T16">Hölderlin. </text:span><text:span text:style-name="T28">This is an incomplete picture though, because if a model were to be trained to classify a text as </text:span><text:span text:style-name="T34">written by </text:span><text:span text:style-name="T16">Hölderlin </text:span><text:span text:style-name="T28">or not </text:span><text:span text:style-name="T34">written by </text:span><text:span text:style-name="T16">Hölderlin, </text:span><text:span text:style-name="T28">the model would say that the </text:span><text:span text:style-name="T6">System Program </text:span><text:span text:style-name="T28">was not written by </text:span><text:span text:style-name="T34">the poet</text:span><text:span text:style-name="T16">. </text:span><text:span text:style-name="T28">This is explained by the fact the the same model simply concludes that each of the other authors was even less likely to have written the text. </text:span><text:span text:style-name="T34">The the confusion here mirrors the confusion felt by <text:s/>human readers, where the text does not typify the style of any of the plausible authors.</text:span></text:p>
      <text:p text:style-name="P2"><text:span text:style-name="T28"><text:tab/></text:span><text:span text:style-name="T29">All these authorship attribution models are still being developed, with researchers actively working on better techniques. From them we can conclude </text:span><text:span text:style-name="T7">The</text:span><text:span text:style-name="T29"> </text:span><text:span text:style-name="T1">Earliest Program for a System of German Idealism</text:span><text:span text:style-name="T29"> </text:span><text:span text:style-name="T30">was most probably written by </text:span><text:span text:style-name="T31">Schelling</text:span><text:span text:style-name="T30">, although further modeling should be done before this conclusion is treated as certainly tr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05:40:11.441822014</meta:creation-date>
    <dc:date>2016-08-24T17:57:49.415355954</dc:date>
    <meta:editing-duration>PT6M10S</meta:editing-duration>
    <meta:editing-cycles>3</meta:editing-cycles>
    <meta:generator>LibreOffice/4.2.8.2$Linux_X86_64 LibreOffice_project/420m0$Build-2</meta:generator>
    <meta:document-statistic meta:table-count="0" meta:image-count="0" meta:object-count="0" meta:page-count="4" meta:paragraph-count="15" meta:word-count="1368" meta:character-count="8151" meta:non-whitespace-character-count="6774"/>
  </office:meta>
</office:document-meta>
</file>